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monospace" svg:font-family="monospace"/>
    <style:font-face style:name="sans-serif" svg:font-family="sans-serif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cm" fo:margin-right="0cm" fo:margin-top="0cm" fo:margin-bottom="0cm" style:contextual-spacing="false" style:line-height-at-least="0.176cm" fo:text-indent="0cm" style:auto-text-indent="false"/>
      <style:text-properties fo:color="#000000"/>
    </style:style>
    <style:style style:name="P2" style:family="paragraph" style:parent-style-name="List_20_Paragraph">
      <style:paragraph-properties fo:margin-left="0cm" fo:margin-right="0cm" fo:margin-top="0cm" fo:margin-bottom="0cm" style:contextual-spacing="false" style:line-height-at-least="0.176cm" fo:text-indent="0cm" style:auto-text-indent="false"/>
      <style:text-properties fo:color="#000000" style:font-name="Nimbus Roman No9 L" fo:font-size="10pt" style:font-size-asian="10pt" style:font-name-complex="Nimbus Roman No9 L" style:font-size-complex="10pt"/>
    </style:style>
    <style:style style:name="P3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style:line-height-at-least="0.176cm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 fo:line-height="97%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0.67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7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8" style:family="paragraph" style:parent-style-name="Standard">
      <style:paragraph-properties fo:margin-top="0cm" fo:margin-bottom="0cm" style:contextual-spacing="false" fo:line-height="0.52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9" style:family="paragraph" style:parent-style-name="Standard">
      <style:paragraph-properties fo:margin-top="0cm" fo:margin-bottom="0cm" style:contextual-spacing="false" fo:line-height="0.49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0" style:family="paragraph" style:parent-style-name="Standard">
      <style:paragraph-properties fo:margin-top="0cm" fo:margin-bottom="0cm" style:contextual-spacing="false" fo:line-height="0.487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2" style:family="paragraph" style:parent-style-name="Standard">
      <style:paragraph-properties fo:margin-top="0cm" fo:margin-bottom="0cm" style:contextual-spacing="false" fo:line-height="0.593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3" style:family="paragraph" style:parent-style-name="Standard">
      <style:paragraph-properties fo:margin-top="0cm" fo:margin-bottom="0cm" style:contextual-spacing="false" fo:line-height="0.102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4" style:family="paragraph" style:parent-style-name="Standard">
      <style:paragraph-properties fo:margin-top="0cm" fo:margin-bottom="0cm" style:contextual-spacing="false" fo:line-height="0.58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5" style:family="paragraph" style:parent-style-name="Standard">
      <style:paragraph-properties fo:margin-top="0cm" fo:margin-bottom="0cm" style:contextual-spacing="false" fo:line-height="0.482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6" style:family="paragraph" style:parent-style-name="Standard">
      <style:paragraph-properties fo:margin-top="0cm" fo:margin-bottom="0cm" style:contextual-spacing="false" fo:line-height="0.104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7" style:family="paragraph" style:parent-style-name="Standard">
      <style:paragraph-properties fo:margin-top="0cm" fo:margin-bottom="0cm" style:contextual-spacing="false" fo:line-height="0.005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8" style:family="paragraph" style:parent-style-name="Standard">
      <style:paragraph-properties fo:margin-top="0cm" fo:margin-bottom="0cm" style:contextual-spacing="false" fo:line-height="0.002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9" style:family="paragraph" style:parent-style-name="Standard">
      <style:paragraph-properties fo:margin-top="0cm" fo:margin-bottom="0cm" style:contextual-spacing="false" style:line-height-at-least="0.176cm" fo:text-align="center" style:justify-single-word="false" fo:orphans="0" fo:widows="0"/>
      <style:text-properties fo:color="#000000"/>
    </style:style>
    <style:style style:name="P20" style:family="paragraph" style:parent-style-name="Standard">
      <style:text-properties fo:color="#000000" style:font-name="Nimbus Roman No9 L" fo:font-size="10pt" style:font-size-asian="10pt" style:font-name-complex="Nimbus Roman No9 L" style:font-size-complex="10pt"/>
    </style:style>
    <style:style style:name="P21" style:family="paragraph" style:parent-style-name="Standard">
      <style:paragraph-properties fo:margin-left="0cm" fo:margin-right="0.564cm" fo:margin-top="0cm" fo:margin-bottom="0cm" style:contextual-spacing="false" fo:line-height="87%" fo:orphans="0" fo:widows="0" fo:text-indent="0cm" style:auto-text-indent="false" style:punctuation-wrap="hanging"/>
      <style:text-properties fo:color="#000000" style:font-name="Nimbus Roman No9 L" fo:font-size="10pt" style:font-size-asian="10pt" style:font-name-complex="Nimbus Roman No9 L" style:font-size-complex="10pt"/>
    </style:style>
    <style:style style:name="P22" style:family="paragraph" style:parent-style-name="Standard">
      <style:paragraph-properties fo:margin-left="3.951cm" fo:margin-right="1.799cm" fo:margin-top="0cm" fo:margin-bottom="0cm" style:contextual-spacing="false" fo:line-height="86%" fo:text-align="center" style:justify-single-word="false" fo:orphans="0" fo:widows="0" fo:text-indent="-2.129cm" style:auto-text-indent="false" style:punctuation-wrap="hanging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3" style:family="paragraph" style:parent-style-name="Standard">
      <style:paragraph-properties fo:margin-left="0.423cm" fo:margin-right="0cm" fo:margin-top="0cm" fo:margin-bottom="0cm" style:contextual-spacing="false" fo:line-height="96%" fo:orphans="0" fo:widows="0" fo:text-indent="0cm" style:auto-text-indent="false">
        <style:tab-stops>
          <style:tab-stop style:position="5.045cm"/>
        </style:tab-stops>
      </style:paragraph-properties>
      <style:text-properties fo:color="#000000"/>
    </style:style>
    <style:style style:name="P24" style:family="paragraph" style:parent-style-name="Standard">
      <style:paragraph-properties fo:margin-left="0.423cm" fo:margin-right="3.246cm" fo:margin-top="0cm" fo:margin-bottom="0cm" style:contextual-spacing="false" fo:line-height="87%" fo:orphans="0" fo:widows="0" fo:text-indent="0.004cm" style:auto-text-indent="false" style:punctuation-wrap="hanging"/>
      <style:text-properties fo:color="#000000" style:font-name="Nimbus Roman No9 L" fo:font-size="10pt" style:font-size-asian="10pt" style:font-name-complex="Nimbus Roman No9 L" style:font-size-complex="10pt"/>
    </style:style>
    <style:style style:name="P25" style:family="paragraph" style:parent-style-name="Standard" style:master-page-name="Standard">
      <style:paragraph-properties fo:margin-top="0cm" fo:margin-bottom="0cm" style:contextual-spacing="false" style:line-height-at-least="0.176cm" fo:text-align="center" style:justify-single-word="false" fo:orphans="0" fo:widows="0" style:page-number="auto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punctuation-wrap="hanging"/>
      <style:text-properties fo:color="#000000" style:font-name="Nimbus Roman No9 L1" fo:font-size="11pt" fo:font-weight="bold" officeooo:rsid="0048e273" officeooo:paragraph-rsid="0048e273" style:font-size-asian="11pt" style:font-weight-asian="bold" style:font-name-complex="Nimbus Roman No9 L" style:font-size-complex="11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style:punctuation-wrap="hanging"/>
      <style:text-properties fo:color="#000000" style:font-name="Nimbus Roman No9 L1" fo:font-size="11pt" fo:font-weight="bold" officeooo:rsid="0048e273" officeooo:paragraph-rsid="0048e273" style:font-size-asian="11pt" style:font-weight-asian="bold" style:font-name-complex="Nimbus Roman No9 L" style:font-size-complex="11pt" style:font-weight-complex="bold"/>
    </style:style>
    <style:style style:name="P28" style:family="paragraph" style:parent-style-name="Standard" style:list-style-name="L6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color="#000000" style:font-name="Nimbus Roman No9 L1" fo:font-size="11pt" officeooo:rsid="0048e273" officeooo:paragraph-rsid="0048e273" style:font-size-asian="11pt" style:font-size-complex="11pt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1" fo:font-size="11pt" style:font-size-asian="11pt" style:font-size-complex="11p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1" fo:font-size="11pt" officeooo:paragraph-rsid="00253366" style:font-size-asian="11pt" style:font-size-complex="11pt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 fo:orphans="0" fo:widows="0" style:punctuation-wrap="hanging"/>
      <style:text-properties fo:color="#000000" style:font-name="Nimbus Roman No9 L1" fo:font-size="11pt" style:font-size-asian="11pt" style:font-size-complex="11pt"/>
    </style:style>
    <style:style style:name="P3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style:font-name="Nimbus Roman No9 L1" fo:font-size="11pt" officeooo:rsid="0047282e" officeooo:paragraph-rsid="0048e273" style:font-size-asian="11pt" style:font-size-complex="11pt"/>
    </style:style>
    <style:style style:name="P3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style:font-name="Nimbus Roman No9 L1" fo:font-size="11pt" officeooo:paragraph-rsid="0047282e" style:font-size-asian="11pt" style:font-size-complex="11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style:font-name="Nimbus Roman No9 L1" fo:font-size="11pt" officeooo:paragraph-rsid="0048e273" style:font-size-asian="11pt" style:font-size-complex="11pt"/>
    </style:style>
    <style:style style:name="P3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font-size="11pt" officeooo:paragraph-rsid="0047282e" style:font-size-asian="11pt" style:font-size-complex="11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font-size="11pt" officeooo:paragraph-rsid="0048e273" style:font-size-asian="11pt" style:font-size-complex="11pt"/>
    </style:style>
    <style:style style:name="P37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font-size="11pt" officeooo:paragraph-rsid="0048e273" style:font-size-asian="11pt" style:font-size-complex="11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Nimbus Roman No9 L1" fo:font-size="11pt" fo:font-weight="bold" style:font-size-asian="11pt" style:font-weight-asian="bold" style:font-name-complex="Nimbus Roman No9 L" style:font-size-complex="11pt" style:font-weight-complex="bold"/>
    </style:style>
    <style:style style:name="P39" style:family="paragraph" style:parent-style-name="Standard">
      <style:paragraph-properties fo:line-height="100%" fo:text-align="end" style:justify-single-word="false"/>
      <style:text-properties fo:color="#000000" style:font-name="Nimbus Roman No9 L1" fo:font-size="11pt" fo:language="en" fo:country="US" officeooo:paragraph-rsid="00253366" style:font-name-asian="Nimbus Roman No9 L" style:font-size-asian="11pt" style:font-name-complex="Nimbus Roman No9 L" style:font-size-complex="11pt"/>
    </style:style>
    <style:style style:name="P40" style:family="paragraph" style:parent-style-name="Standard" style:list-style-name="L4">
      <style:paragraph-properties fo:line-height="100%" fo:text-align="justify" style:justify-single-word="false"/>
      <style:text-properties style:font-name="Nimbus Roman No9 L1" fo:font-size="11pt" officeooo:paragraph-rsid="0048e273" style:font-size-asian="11pt" style:font-size-complex="11pt"/>
    </style:style>
    <style:style style:name="P41" style:family="paragraph" style:parent-style-name="Standard" style:list-style-name="WW8Num1">
      <style:paragraph-properties fo:margin-left="1.122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style:font-size-asian="10pt" style:font-name-complex="Nimbus Roman No9 L" style:font-size-complex="10pt"/>
    </style:style>
    <style:style style:name="P42" style:family="paragraph" style:parent-style-name="Standard" style:list-style-name="WW8Num1">
      <style:paragraph-properties fo:margin-left="1.122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0.953cm"/>
        </style:tab-stops>
      </style:paragraph-properties>
      <style:text-properties fo:color="#000000"/>
    </style:style>
    <style:style style:name="P43" style:family="paragraph" style:parent-style-name="Standard" style:list-style-name="WW8Num1">
      <style:paragraph-properties fo:margin-left="1.129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style:font-size-asian="10pt" style:font-name-complex="Nimbus Roman No9 L" style:font-size-complex="10pt"/>
    </style:style>
    <style:style style:name="P44" style:family="paragraph" style:parent-style-name="Standard" style:list-style-name="WW8Num3">
      <style:paragraph-properties fo:margin-left="0.741cm" fo:margin-right="0.035cm" fo:margin-top="0cm" fo:margin-bottom="0cm" style:contextual-spacing="false" fo:line-height="96%" fo:text-align="justify" style:justify-single-word="false" fo:orphans="0" fo:widows="0" fo:text-indent="-0.635cm" style:auto-text-indent="false" style:punctuation-wrap="hanging"/>
      <style:text-properties fo:color="#000000" style:font-name="Nimbus Roman No9 L" fo:font-size="10pt" style:font-size-asian="10pt" style:font-name-complex="Nimbus Roman No9 L" style:font-size-complex="10pt"/>
    </style:style>
    <style:style style:name="P45" style:family="paragraph" style:parent-style-name="Standard" style:list-style-name="WW8Num2">
      <style:paragraph-properties fo:margin-left="0.423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0.423cm"/>
        </style:tab-stops>
      </style:paragraph-properties>
      <style:text-properties fo:color="#000000" style:font-name="Nimbus Roman No9 L" fo:font-size="10pt" style:font-size-asian="10pt" style:font-name-complex="Nimbus Roman No9 L" style:font-size-complex="10pt"/>
    </style:style>
    <style:style style:name="P46" style:family="paragraph" style:parent-style-name="Standard">
      <style:paragraph-properties fo:margin-left="0cm" fo:margin-right="0.564cm" fo:margin-top="0cm" fo:margin-bottom="0cm" style:contextual-spacing="false" fo:line-height="100%" fo:text-align="justify" style:justify-single-word="false" fo:orphans="0" fo:widows="0" fo:text-indent="0cm" style:auto-text-indent="false" style:punctuation-wrap="hanging"/>
      <style:text-properties fo:color="#000000" style:font-name="Nimbus Roman No9 L1" fo:font-size="11pt" officeooo:paragraph-rsid="003c612b" style:font-size-asian="11pt" style:font-name-complex="Nimbus Roman No9 L" style:font-size-complex="11pt"/>
    </style:style>
    <style:style style:name="P47" style:family="paragraph" style:parent-style-name="Standard">
      <style:paragraph-properties fo:margin-left="0cm" fo:margin-right="0.564cm" fo:margin-top="0cm" fo:margin-bottom="0cm" style:contextual-spacing="false" fo:line-height="100%" fo:text-align="justify" style:justify-single-word="false" fo:orphans="0" fo:widows="0" fo:text-indent="0cm" style:auto-text-indent="false" style:punctuation-wrap="hanging"/>
      <style:text-properties fo:color="#000000" style:font-name="Nimbus Roman No9 L1" fo:font-size="11pt" officeooo:rsid="0047282e" officeooo:paragraph-rsid="003c612b" style:font-size-asian="11pt" style:font-name-complex="Nimbus Roman No9 L" style:font-size-complex="11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punctuation-wrap="hanging"/>
      <style:text-properties fo:color="#000000" style:font-name="Nimbus Roman No9 L1" fo:font-size="11pt" fo:font-weight="bold" officeooo:paragraph-rsid="004908de" style:font-size-asian="11pt" style:font-weight-asian="bold" style:font-name-complex="Nimbus Roman No9 L" style:font-size-complex="11pt" style:font-weight-complex="bold"/>
    </style:style>
    <style:style style:name="T1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 style:font-weight-complex="bold"/>
    </style:style>
    <style:style style:name="T2" style:family="text">
      <style:text-properties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3" style:family="text">
      <style:text-properties style:font-name="Nimbus Roman No9 L" fo:font-size="10pt" fo:font-weight="bold" officeooo:rsid="00437270" style:font-size-asian="10pt" style:font-weight-asian="bold" style:font-name-complex="Nimbus Roman No9 L" style:font-size-complex="10pt" style:font-weight-complex="bold"/>
    </style:style>
    <style:style style:name="T4" style:family="text">
      <style:text-properties style:font-name="Nimbus Roman No9 L" fo:font-size="10pt" style:font-name-asian="Nimbus Roman No9 L" style:font-size-asian="10pt" style:font-name-complex="Nimbus Roman No9 L" style:font-size-complex="10pt"/>
    </style:style>
    <style:style style:name="T5" style:family="text">
      <style:text-properties style:font-name="Nimbus Roman No9 L" fo:font-size="10pt" style:font-size-asian="10pt" style:font-name-complex="Nimbus Roman No9 L" style:font-size-complex="10pt"/>
    </style:style>
    <style:style style:name="T6" style:family="text">
      <style:text-properties style:font-name="Nimbus Roman No9 L" fo:font-size="10pt" officeooo:rsid="001605c2" style:font-size-asian="10pt" style:font-name-complex="Nimbus Roman No9 L" style:font-size-complex="10pt"/>
    </style:style>
    <style:style style:name="T7" style:family="text">
      <style:text-properties style:font-name="Nimbus Roman No9 L" fo:font-size="10pt" officeooo:rsid="00437270" style:font-size-asian="10pt" style:font-name-complex="Nimbus Roman No9 L" style:font-size-complex="10pt"/>
    </style:style>
    <style:style style:name="T8" style:family="text">
      <style:text-properties style:font-name-asian="Nimbus Roman No9 L" style:font-name-complex="Nimbus Roman No9 L"/>
    </style:style>
    <style:style style:name="T9" style:family="text">
      <style:text-properties fo:font-weight="normal" style:font-weight-asian="normal" style:font-name-complex="Nimbus Roman No9 L" style:font-weight-complex="normal"/>
    </style:style>
    <style:style style:name="T10" style:family="text">
      <style:text-properties fo:font-weight="normal" officeooo:rsid="0022eee4" style:font-weight-asian="normal" style:font-name-complex="Nimbus Roman No9 L" style:font-weight-complex="normal"/>
    </style:style>
    <style:style style:name="T11" style:family="text">
      <style:text-properties fo:font-weight="normal" officeooo:rsid="002d3b10" style:font-weight-asian="normal" style:font-name-complex="Nimbus Roman No9 L" style:font-weight-complex="normal"/>
    </style:style>
    <style:style style:name="T12" style:family="text">
      <style:text-properties style:text-position="super 58%" officeooo:rsid="002a0516"/>
    </style:style>
    <style:style style:name="T13" style:family="text">
      <style:text-properties fo:language="en" fo:country="US" style:font-name-asian="Nimbus Roman No9 L" style:font-name-complex="Nimbus Roman No9 L"/>
    </style:style>
    <style:style style:name="T14" style:family="text">
      <style:text-properties fo:language="en" fo:country="US" style:font-name-asian="ヒラギノ角ゴ Pro W3" style:font-name-complex="Nimbus Roman No9 L"/>
    </style:style>
    <style:style style:name="T15" style:family="text">
      <style:text-properties style:font-name-asian="ヒラギノ角ゴ Pro W3" style:font-name-complex="Nimbus Roman No9 L"/>
    </style:style>
    <style:style style:name="T16" style:family="text">
      <style:text-properties style:text-position="sub 64%" officeooo:rsid="002a0516"/>
    </style:style>
    <style:style style:name="T17" style:family="text">
      <style:text-properties style:text-position="sub 64%" fo:font-weight="normal" style:font-weight-asian="normal" style:font-name-complex="Nimbus Roman No9 L" style:font-weight-complex="normal"/>
    </style:style>
    <style:style style:name="T18" style:family="text">
      <style:text-properties style:text-position="0% 100%" officeooo:rsid="002a0516"/>
    </style:style>
    <style:style style:name="T19" style:family="text">
      <style:text-properties style:text-position="0% 100%" officeooo:rsid="00456d9c"/>
    </style:style>
    <style:style style:name="T20" style:family="text">
      <style:text-properties officeooo:rsid="002a0516"/>
    </style:style>
    <style:style style:name="T21" style:family="text">
      <style:text-properties fo:color="#000000" style:text-position="sub 64%" style:font-name="Nimbus Roman No9 L1" officeooo:rsid="002a0516" style:font-name-complex="Nimbus Roman No9 L"/>
    </style:style>
    <style:style style:name="T22" style:family="text">
      <style:text-properties fo:color="#000000" style:text-position="sub 64%" style:font-name="Nimbus Roman No9 L1" officeooo:rsid="0048e273" style:font-name-complex="Nimbus Roman No9 L"/>
    </style:style>
    <style:style style:name="T23" style:family="text">
      <style:text-properties fo:color="#000000" style:text-position="0% 100%" style:font-name="Nimbus Roman No9 L1" officeooo:rsid="0047282e" style:font-name-complex="Nimbus Roman No9 L"/>
    </style:style>
    <style:style style:name="T24" style:family="text">
      <style:text-properties fo:color="#000000" style:text-position="super 58%" style:font-name="Nimbus Roman No9 L1" fo:font-size="10pt" officeooo:rsid="0022eee4" style:font-size-asian="10pt" style:font-name-complex="Nimbus Roman No9 L" style:font-size-complex="10pt"/>
    </style:style>
    <style:style style:name="T25" style:family="text">
      <style:text-properties fo:color="#000000" style:text-position="super 58%" style:font-name="Nimbus Roman No9 L1" officeooo:rsid="0022eee4" style:font-name-complex="Nimbus Roman No9 L"/>
    </style:style>
    <style:style style:name="T26" style:family="text">
      <style:text-properties fo:color="#000000" fo:font-weight="normal" officeooo:rsid="0048e273" style:font-weight-asian="normal" style:font-name-complex="Nimbus Roman No9 L" style:font-weight-complex="normal"/>
    </style:style>
    <style:style style:name="T27" style:family="text">
      <style:text-properties fo:color="#000000" style:font-name="Nimbus Roman No9 L1" officeooo:rsid="00456d9c" style:font-name-complex="Nimbus Roman No9 L"/>
    </style:style>
    <style:style style:name="T28" style:family="text">
      <style:text-properties fo:color="#000000" style:font-name="Nimbus Roman No9 L1" officeooo:rsid="0048e273" style:font-name-complex="Nimbus Roman No9 L"/>
    </style:style>
    <style:style style:name="T29" style:family="text">
      <style:text-properties fo:color="#000000" style:font-name="Nimbus Roman No9 L1" officeooo:rsid="0022eee4" style:font-name-complex="Nimbus Roman No9 L"/>
    </style:style>
    <style:style style:name="T30" style:family="text">
      <style:text-properties fo:color="#000000" style:font-name="Nimbus Roman No9 L1" officeooo:rsid="002f527e" style:font-name-complex="Nimbus Roman No9 L"/>
    </style:style>
    <style:style style:name="T31" style:family="text">
      <style:text-properties fo:color="#000000" style:font-name="Nimbus Roman No9 L1" fo:font-size="10pt" officeooo:rsid="0022eee4" style:font-size-asian="10pt" style:font-name-complex="Nimbus Roman No9 L" style:font-size-complex="10pt"/>
    </style:style>
    <style:style style:name="T32" style:family="text">
      <style:text-properties fo:color="#000000" style:font-name="Nimbus Roman No9 L1" fo:font-size="10pt" officeooo:rsid="0048e273" style:font-size-asian="10pt" style:font-name-complex="Nimbus Roman No9 L" style:font-size-complex="10pt"/>
    </style:style>
    <style:style style:name="T33" style:family="text">
      <style:text-properties fo:color="#000000" style:font-name="Nimbus Roman No9 L1" fo:font-size="10pt" officeooo:rsid="002f527e" style:font-size-asian="10pt" style:font-name-complex="Nimbus Roman No9 L" style:font-size-complex="10pt"/>
    </style:style>
    <style:style style:name="T34" style:family="text">
      <style:text-properties fo:color="#000000" fo:font-size="10pt" officeooo:rsid="0048e273" style:font-size-asian="10pt" style:font-name-complex="Calibri1" style:font-size-complex="10pt" style:font-weight-complex="bold"/>
    </style:style>
    <style:style style:name="T35" style:family="text">
      <style:text-properties fo:color="#000000" officeooo:rsid="0048e273" style:font-name-complex="Calibri1" style:font-weight-complex="bold"/>
    </style:style>
    <style:style style:name="T36" style:family="text">
      <style:text-properties style:font-name="Nimbus Roman No9 L1"/>
    </style:style>
    <style:style style:name="T37" style:family="text">
      <style:text-properties style:font-name="Nimbus Roman No9 L1" fo:font-size="10pt" officeooo:rsid="0048e273" style:font-size-asian="10pt" style:font-size-complex="10pt"/>
    </style:style>
    <style:style style:name="T38" style:family="text">
      <style:text-properties style:font-name="Nimbus Roman No9 L1" officeooo:rsid="0047282e"/>
    </style:style>
    <style:style style:name="T39" style:family="text">
      <style:text-properties style:font-name="Nimbus Roman No9 L1" officeooo:rsid="0048e273"/>
    </style:style>
    <style:style style:name="T40" style:family="text">
      <style:text-properties style:font-name="Nimbus Roman No9 L1" officeooo:rsid="00491daf"/>
    </style:style>
    <style:style style:name="T41" style:family="text">
      <style:text-properties officeooo:rsid="00456d9c"/>
    </style:style>
    <style:style style:name="T42" style:family="text">
      <style:text-properties officeooo:rsid="0047282e"/>
    </style:style>
    <style:style style:name="T43" style:family="text">
      <style:text-properties officeooo:rsid="0048e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5cm" fo:text-indent="-0.635cm" fo:margin-left="9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1cm" fo:text-indent="-0.635cm" fo:margin-left="9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5cm" fo:text-indent="-0.635cm" fo:margin-left="10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8cm" fo:text-indent="-0.635cm" fo:margin-left="11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5cm" fo:text-indent="-0.635cm" fo:margin-left="11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5cm" fo:text-indent="-0.635cm" fo:margin-left="12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5cm" fo:text-indent="-0.635cm" fo:margin-left="13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2cm" fo:text-indent="-0.635cm" fo:margin-left="13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5cm" fo:text-indent="-0.635cm" fo:margin-left="14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9cm" fo:text-indent="-0.635cm" fo:margin-left="14.9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EPARTMENT OF PHYSICS</text:p>
      <text:p text:style-name="P5">PANJAB UNIVERSITY</text:p>
      <text:p text:style-name="P18"/>
      <text:p text:style-name="P4">CHANDIGARH.</text:p>
      <text:p text:style-name="P5">SIX-MONTHLY PROGRESS REPORT</text:p>
      <text:p text:style-name="P17"/>
      <text:p text:style-name="P4">PROFORMA FOR Ph.D. CANDIDATES</text:p>
      <text:p text:style-name="P19"><text:span text:style-name="T1"><text:s/></text:span><text:span text:style-name="T2">From J</text:span><text:span text:style-name="T3">anuary</text:span><text:span text:style-name="T2">-</text:span><text:span text:style-name="T3">June</text:span><text:span text:style-name="T2">, 201</text:span><text:span text:style-name="T3">6</text:span></text:p>
      <text:p text:style-name="P16"/>
      <text:p text:style-name="P22">(To be submitted bi-annually by June, 30th and December, 31st)</text:p>
      <text:p text:style-name="P15"/>
      <text:list xml:id="list6676925413258048933" text:style-name="WW8Num1">
        <text:list-item>
          <text:p text:style-name="P41">Name of the candidate: <text:s/>Anterpreet Kaur</text:p>
        </text:list-item>
      </text:list>
      <text:p text:style-name="P10"/>
      <text:list xml:id="list123758642278437" text:continue-numbering="true" text:style-name="WW8Num1">
        <text:list-item>
          <text:p text:style-name="P43">Faculty: Science </text:p>
        </text:list-item>
      </text:list>
      <text:p text:style-name="P10"/>
      <text:list xml:id="list123759070008751" text:continue-numbering="true" text:style-name="WW8Num1">
        <text:list-item>
          <text:p text:style-name="P43">Department: Physics </text:p>
        </text:list-item>
      </text:list>
      <text:p text:style-name="P10"/>
      <text:list xml:id="list123758994894499" text:continue-numbering="true" text:style-name="WW8Num1">
        <text:list-item>
          <text:p text:style-name="P43">Enrolment No. and Date: <text:s/>13/1033, 10 April, 2013</text:p>
        </text:list-item>
      </text:list>
      <text:p text:style-name="P10"/>
      <text:list xml:id="list123757700959469" text:continue-numbering="true" text:style-name="WW8Num1">
        <text:list-item>
          <text:list>
            <text:list-item>
              <text:p text:style-name="P42"><text:span text:style-name="T4"><text:s text:c="2"/></text:span><text:span text:style-name="T5">Registration No. and Date: <text:s/></text:span><text:span text:style-name="T7">4962, <text:s/>4 February, 2016 </text:span></text:p>
            </text:list-item>
          </text:list>
        </text:list-item>
      </text:list>
      <text:p text:style-name="P14"/>
      <text:p text:style-name="P1"><text:span text:style-name="T5">6. <text:s/>Tentative/Approved Title: <text:s/>MEASUREMENT OF MULTIJET CROSS-SECTION RATIOS IN <text:s text:c="9"/><text:tab/></text:span><text:span text:style-name="T6">P</text:span><text:span text:style-name="T5">ROTON-PROTON COLLISIONS WITH THE CMS</text:span><text:span text:style-name="T4"> </text:span><text:span text:style-name="T5">DETECTOR AT THE LHC (</text:span><text:span text:style-name="T7">Approved</text:span><text:span text:style-name="T5">) <text:s text:c="54"/></text:span></text:p>
      <text:p text:style-name="P2"/>
      <text:list xml:id="list6316919285240401922" text:style-name="WW8Num3">
        <text:list-item>
          <text:p text:style-name="P44">A summary of the work done during the last six months (Depending upon <text:s/>the stage of Ph. D work) providing details of (i) Review of Literature, (ii) Experimentation/Data Collection, and Field work: (iii) Data Processing: (iv) Data Analysis and Interpretation and (v) Stage of thesis writing with specific reference to the goals set for the previous 6 months. (Separate sheet attached) </text:p>
        </text:list-item>
      </text:list>
      <text:p text:style-name="P10"/>
      <text:list xml:id="list2150996617858547505" text:style-name="WW8Num2">
        <text:list-item>
          <text:p text:style-name="P45">Did you complete the tasks and achieve the goals you had set for the period under </text:p>
        </text:list-item>
      </text:list>
      <text:p text:style-name="P23"><text:span text:style-name="T5">report? Yes/No<text:tab/></text:span><text:span text:style-name="T2">Yes</text:span></text:p>
      <text:p text:style-name="P13"/>
      <text:p text:style-name="P24">If No: Difficulties, Constraints faced in achieving the objectives that had been formulated for the period under report.</text:p>
      <text:p text:style-name="P12"/>
      <text:p text:style-name="P7"/>
      <text:p text:style-name="P3"><text:bookmark text:name="page2"/>Certificate</text:p>
      <text:p text:style-name="P7"/>
      <text:p text:style-name="P21">It is certified that the information provided above is correct to the best of my knowledge. I shall try my best to achieve the above targets during the next six months.</text:p>
      <text:p text:style-name="P21"/>
      <text:p text:style-name="P3">Name of the Candidate: <text:s/>Anterpreet Kaur</text:p>
      <text:p text:style-name="P11"/>
      <text:p text:style-name="P7">Signature with date</text:p>
      <text:p text:style-name="P3"/>
      <text:p text:style-name="P3">Certificate:</text:p>
      <text:p text:style-name="P7"/>
      <text:p text:style-name="P7">Progress report of the candidate:</text:p>
      <text:p text:style-name="P10"/>
      <text:p text:style-name="P7">Satisfactory/Unsatisfactory/Need to be improved</text:p>
      <text:p text:style-name="P9"/>
      <text:p text:style-name="P3">Supervisor Name: <text:s/>Prof. Manjit Kaur</text:p>
      <text:p text:style-name="P8"/>
      <text:p text:style-name="P7">Signature with date:</text:p>
      <text:p text:style-name="P6"/>
      <text:p text:style-name="P3">Counter –Signature of the Chairperson</text:p>
      <text:p text:style-name="P20"/>
      <text:p text:style-name="P38"><text:soft-page-break/>WORK DONE</text:p>
      <text:p text:style-name="P38">Physics Problem</text:p>
      <text:p text:style-name="P46"><text:span text:style-name="T41">The i</text:span>nclusive multijet event cross sections <text:span text:style-name="T41">are measured as a function of average transverse momentum (p</text:span><text:span text:style-name="T16">T</text:span><text:span text:style-name="T19">) of two leading jets </text:span><text:span text:style-name="T20">for atleast two and three jets. Data from LHC (Large Hadron Collider) proton-proton collisions at center of mass energy of 8 TeV, corresponding to an integrated luminosity of 19.71 fb</text:span><text:span text:style-name="T12">−1</text:span><text:span text:style-name="T20">, have been collected with the CMS (Compact Muon Solenoid) detector. Jets are reconstructed with the anti-k</text:span><text:span text:style-name="T16">T</text:span><text:span text:style-name="T20"> clustering algorithm for a jet size parameter R = 0.7 in a phase space region ranging up to an absolute rapidity of |y| &lt; 2.5. </text:span><text:span text:style-name="T18">Appropriate selection criteria has been designed for choosing the best event. </text:span></text:p>
      <text:p text:style-name="P47"/>
      <text:list xml:id="list2896722516218609293" text:style-name="L3">
        <text:list-item>
          <text:p text:style-name="P35"><text:span text:style-name="T23">The measured cross sections are corrected for detector effects and are compared to next-to-leading order (NLO) predictions as well as from Monte Carlo (MC) generators. <text:s/>The results agree within the uncertainties.</text:span></text:p>
        </text:list-item>
        <text:list-item>
          <text:p text:style-name="P32">All the experimental and theoretical uncertainties have been calculated. The sources which contribute to experimental uncertainties are :</text:p>
          <text:list>
            <text:list-item>
              <text:p text:style-name="P35"><text:span text:style-name="T36">statistical uncertainty of the data including correlations introduced by the unfolding</text:span></text:p>
            </text:list-item>
            <text:list-item>
              <text:p text:style-name="P33">Jet Energy Scale (JES) systematic uncertainty sources</text:p>
            </text:list-item>
            <text:list-item>
              <text:p text:style-name="P33">unfolding systematic uncertainty</text:p>
            </text:list-item>
            <text:list-item>
              <text:p text:style-name="P33">jet energy resolution (JER) uncertainty</text:p>
            </text:list-item>
            <text:list-item>
              <text:p text:style-name="P33">luminosity</text:p>
            </text:list-item>
            <text:list-item>
              <text:p text:style-name="P35"><text:span text:style-name="T36">residual uncorrelated systematic uncertainty summarizing individual causes such as small trigger and identification inefficiencies, time dependence of the jet </text:span><text:span text:style-name="T27">p</text:span><text:span text:style-name="T21">T </text:span><text:span text:style-name="T36">resolution, and uncertainty on the trigger prescale factors.</text:span></text:p>
            </text:list-item>
          </text:list>
        </text:list-item>
        <text:list-item>
          <text:p text:style-name="P33"><text:span text:style-name="T42">The sources of theoretical uncertainties are :</text:span></text:p>
          <text:list>
            <text:list-item>
              <text:p text:style-name="P33">statistical uncertainty caused by numerical integrations in the cross section computations</text:p>
            </text:list-item>
            <text:list-item>
              <text:p text:style-name="P33">the systematic uncertainty of the nonperturbative corrections</text:p>
            </text:list-item>
            <text:list-item>
              <text:p text:style-name="P35"><text:span text:style-name="T36">P</text:span><text:span text:style-name="T38">arton </text:span><text:span text:style-name="T40">d</text:span><text:span text:style-name="T38">istribution </text:span><text:span text:style-name="T40">f</text:span><text:span text:style-name="T38">unction (PDF)</text:span><text:span text:style-name="T36"> uncertainties.</text:span></text:p>
            </text:list-item>
          </text:list>
        </text:list-item>
      </text:list>
      <text:p text:style-name="P36"/>
      <text:p text:style-name="P34"><text:span text:style-name="T26">The analysis </text:span>has been pre-approved on May 10, 2016 by the SMP physics group <text:span text:style-name="T43">of CMS Collaboration.</text:span></text:p>
      <text:p text:style-name="P26"/>
      <text:p text:style-name="P27">Other Activities</text:p>
      <text:list xml:id="list2748296664141281419" text:style-name="L4">
        <text:list-item>
          <text:p text:style-name="P37"><text:span text:style-name="T39">I was deputed to CERN </text:span><text:span text:style-name="T29">from </text:span><text:span text:style-name="T28">15</text:span><text:span text:style-name="T25">th </text:span><text:span text:style-name="T29">February, 201</text:span><text:span text:style-name="T28">6</text:span><text:span text:style-name="T29"> to </text:span><text:span text:style-name="T28">12</text:span><text:span text:style-name="T25">th</text:span><text:span text:style-name="T29"> May, 201</text:span><text:span text:style-name="T28">6</text:span><text:span text:style-name="T29">. I took DAQ </text:span><text:span text:style-name="T30">(Data Acquisition) </text:span><text:span text:style-name="T29">shifts at P5, CMS Experiment, Switzerland. </text:span></text:p>
        </text:list-item>
        <text:list-item>
          <text:p text:style-name="P40"><text:span text:style-name="T35">I am also working <text:s/>in <text:s/>Physics <text:s/>Performance <text:s/>and <text:s/>Dataset <text:s/>(PPD) with Data <text:s/>Quality <text:s/>Monitoring <text:s/>(DQM) group, CMS for Data Certification (Run II, 2016).</text:span></text:p>
        </text:list-item>
      </text:list>
      <text:p text:style-name="P48">Future Plans</text:p>
      <text:list xml:id="list7632961310203817410" text:style-name="L6">
        <text:list-item>
          <text:p text:style-name="P28"><text:span text:style-name="T9">To add the results from other Monte Carlo generators.</text:span></text:p>
        </text:list-item>
        <text:list-item>
          <text:p text:style-name="P28"><text:span text:style-name="T9">To perform fits of α</text:span><text:span text:style-name="T17">S </text:span><text:span text:style-name="T9">(M</text:span><text:span text:style-name="T17">Z</text:span><text:span text:style-name="T9">) from differential inclusive 2-jet and inclusive 3-jet eventcross-sections separately and in combined fit as well as for their ratio.</text:span></text:p>
        </text:list-item>
        <text:list-item>
          <text:p text:style-name="P28"><text:span text:style-name="T9">To get the analysis approved in CMS Collaboration and to make the results public.</text:span></text:p>
        </text:list-item>
        <text:list-item>
          <text:p text:style-name="P28"><text:span text:style-name="T10">To </text:span><text:span text:style-name="T11">participate in workshops, seminars and to attend academic</text:span><text:span text:style-name="T10"> lecture</text:span><text:span text:style-name="T11">s</text:span><text:span text:style-name="T10">.</text:span></text:p>
        </text:list-item>
      </text:list>
      <text:p text:style-name="P39"><text:s text:c="3"/></text:p>
      <text:p text:style-name="P30"><text:span text:style-name="T13"><text:s text:c="20"/></text:span><text:span text:style-name="T14">ANTERPREET KAUR</text:span><text:span text:style-name="T15">,<text:tab/></text:span></text:p>
      <text:p text:style-name="P29"><text:span text:style-name="T8"><text:s text:c="64"/></text:span><text:span text:style-name="T15">DEPARTMENT OF PHYSICS, <text:s text:c="70"/></text:span></text:p>
      <text:p text:style-name="P31"><text:span text:style-name="T8"><text:s text:c="72"/></text:span><text:span text:style-name="T15">PANJAB UNIVERSITY, CHANDIGAR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, 'Arial Unicode MS'"/>
    <style:font-face style:name="Symbol" svg:font-family="Symbol"/>
    <style:font-face style:name="monospace" svg:font-family="monospace"/>
    <style:font-face style:name="sans-serif" svg:font-family="sans-serif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Times New Roman" style:font-family-asian="'Times New Roman'" style:font-family-generic-asian="roman" style:font-pitch-asian="variable" style:font-size-asian="11pt" style:language-asian="en" style:country-asian="I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zh" style:country-asian="CN" style:font-size-complex="12pt"/>
    </style:style>
    <style:style style:name="WW8Num1z0" style:family="text">
      <style:text-properties fo:color="#000000" style:font-name="Nimbus Roman No9 L" fo:font-family="'Nimbus Roman No9 L', 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fo:font-weight="bold" style:font-weight-asian="bold" style:font-name-complex="OpenSymbol" style:font-family-complex="OpenSymbol, 'Arial Unicode MS'" style:font-weight-complex="bold"/>
    </style:style>
    <style:style style:name="WW8Num4z1" style:family="text">
      <style:text-properties style:font-name="OpenSymbol" fo:font-family="OpenSymbol, 'Arial Unicode MS'" fo:font-weight="bold" style:font-weight-asian="bold" style:font-name-complex="OpenSymbol" style:font-family-complex="OpenSymbol, 'Arial Unicode MS'" style:font-weight-complex="bold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fo:font-size="12pt" fo:font-weight="bold" style:font-name-asian="OpenSymbol" style:font-family-asian="OpenSymbol, 'Arial Unicode MS'" style:font-size-asian="10.5pt" style:font-weight-asian="bold" style:font-name-complex="OpenSymbol" style:font-family-complex="OpenSymbol, 'Arial Unicode MS'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2" text:style-name="WW8Num1z0" style:num-suffix="." style:num-format="1" text:start-value="5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3" text:style-name="WW8Num1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1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1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1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1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1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1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2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2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2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2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2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2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u thakur</meta:initial-creator>
    <meta:creation-date>2015-01-08T17:34:00</meta:creation-date>
    <dc:date>2016-07-22T12:37:57.001018210</dc:date>
    <meta:print-date>2015-01-19T11:18:00</meta:print-date>
    <meta:editing-cycles>47</meta:editing-cycles>
    <meta:editing-duration>PT6H46M27S</meta:editing-duration>
    <meta:generator>LibreOffice/4.2.8.2$Linux_X86_64 LibreOffice_project/420m0$Build-2</meta:generator>
    <meta:document-statistic meta:table-count="0" meta:image-count="0" meta:object-count="0" meta:page-count="2" meta:paragraph-count="55" meta:word-count="633" meta:character-count="4406" meta:non-whitespace-character-count="352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